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dc9" officeooo:paragraph-rsid="0001b10c"/>
    </style:style>
    <style:style style:name="P2" style:family="paragraph" style:parent-style-name="Standard">
      <style:paragraph-properties fo:text-align="center" style:justify-single-word="false"/>
      <style:text-properties officeooo:rsid="001ae414" officeooo:paragraph-rsid="00027e6d"/>
    </style:style>
    <style:style style:name="P3" style:family="paragraph" style:parent-style-name="Standard">
      <style:text-properties fo:font-weight="bold" officeooo:rsid="001b7dc9" officeooo:paragraph-rsid="0001b10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7dc9" officeooo:paragraph-rsid="00027e6d" style:font-weight-asian="bold" style:font-weight-complex="bold"/>
    </style:style>
    <style:style style:name="P5" style:family="paragraph" style:parent-style-name="Standard">
      <style:text-properties fo:font-weight="bold" officeooo:rsid="001b8ed5" officeooo:paragraph-rsid="0001b10c" style:font-weight-asian="bold" style:font-weight-complex="bold"/>
    </style:style>
    <style:style style:name="P6" style:family="paragraph" style:parent-style-name="Standard">
      <style:text-properties fo:font-weight="bold" officeooo:rsid="0001b10c" officeooo:paragraph-rsid="0001b10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e414" officeooo:paragraph-rsid="00027e6d" style:font-weight-asian="bold" style:font-weight-complex="bold"/>
    </style:style>
    <style:style style:name="P8" style:family="paragraph" style:parent-style-name="Standard">
      <style:text-properties officeooo:rsid="001b8ed5" officeooo:paragraph-rsid="0001b10c"/>
    </style:style>
    <style:style style:name="T1" style:family="text">
      <style:text-properties style:text-position="super 58%"/>
    </style:style>
    <style:style style:name="T2" style:family="text">
      <style:text-properties officeooo:rsid="001b8ed5"/>
    </style:style>
    <style:style style:name="T3" style:family="text">
      <style:text-properties officeooo:rsid="0001b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rtificial Intelligence for Robotics</text:p>
      <text:p text:style-name="P7">Week 5</text:p>
      <text:p text:style-name="P7"/>
      <text:p text:style-name="P7">Assignment</text:p>
      <text:p text:style-name="P7"/>
      <text:p text:style-name="P4">Submitted by Patrick Nagel and Kiran Vasudev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3">1</text:span>. What is the time and space complexity of IDDFS?</text:p>
      <text:p text:style-name="P1"><text:s/></text:p>
      <text:p text:style-name="P1"/>
      <text:p text:style-name="P5"><text:span text:style-name="T3">2</text:span>. What are the advantages of using IDDFS?</text:p>
      <text:p text:style-name="P5"/>
      <text:p text:style-name="P1"><text:s/></text:p>
      <text:p text:style-name="P6">3. When do we need to use IDDFS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10:38.896207616</meta:creation-date>
    <dc:date>2016-05-08T21:19:15.824133800</dc:date>
    <meta:editing-duration>PT3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9" meta:word-count="40" meta:character-count="222" meta:non-whitespace-character-count="187"/>
  </office:meta>
</office:document-meta>
</file>